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/>
    </style:style>
    <style:style style:name="P3" style:family="paragraph" style:parent-style-name="Preformatted_20_Text">
      <style:paragraph-properties fo:margin-top="0cm" fo:margin-bottom="0cm" loext:contextual-spacing="false"/>
      <style:text-properties officeooo:paragraph-rsid="001ccc72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126f44" officeooo:paragraph-rsid="00126f44"/>
    </style:style>
    <style:style style:name="P5" style:family="paragraph" style:parent-style-name="Heading_20_2">
      <style:paragraph-properties fo:margin-left="0cm" fo:margin-right="0cm" fo:text-indent="0cm" style:auto-text-indent="false"/>
    </style:style>
    <style:style style:name="P6" style:family="paragraph" style:parent-style-name="Heading_20_2">
      <style:paragraph-properties fo:margin-left="0cm" fo:margin-right="0cm" fo:text-indent="0cm" style:auto-text-indent="false" fo:break-before="page"/>
      <style:text-properties officeooo:paragraph-rsid="00140432"/>
    </style:style>
    <style:style style:name="P7" style:family="paragraph" style:parent-style-name="Quotations">
      <style:paragraph-properties fo:margin-left="0cm" fo:margin-right="0cm" fo:margin-top="0cm" fo:margin-bottom="0cm" loext:contextual-spacing="false" fo:text-indent="0cm" style:auto-text-indent="false"/>
    </style:style>
    <style:style style:name="P8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126f44"/>
    </style:style>
    <style:style style:name="P9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26f44" officeooo:paragraph-rsid="00126f44"/>
    </style:style>
    <style:style style:name="P10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26f44" officeooo:paragraph-rsid="002033e8"/>
    </style:style>
    <style:style style:name="P11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ccc72" officeooo:paragraph-rsid="001ccc72"/>
    </style:style>
    <style:style style:name="P12" style:family="paragraph" style:parent-style-name="Quotation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rsid="001ccc72" officeooo:paragraph-rsid="00264b69"/>
    </style:style>
    <style:style style:name="P13" style:family="paragraph" style:parent-style-name="Quotation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pt" officeooo:rsid="00126f44" officeooo:paragraph-rsid="00126f44" style:font-size-asian="10pt" style:font-size-complex="10pt"/>
    </style:style>
    <style:style style:name="P14" style:family="paragraph" style:parent-style-name="Quotation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pt" officeooo:rsid="00126f44" officeooo:paragraph-rsid="00140432" style:font-size-asian="10pt" style:font-size-complex="10pt"/>
    </style:style>
    <style:style style:name="P15" style:family="paragraph" style:parent-style-name="Quotation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pt" officeooo:rsid="00126f44" officeooo:paragraph-rsid="001ddd04" style:font-size-asian="10pt" style:font-size-complex="10pt"/>
    </style:style>
    <style:style style:name="P16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2033e8"/>
    </style:style>
    <style:style style:name="P17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2033e8" officeooo:paragraph-rsid="002033e8"/>
    </style:style>
    <style:style style:name="P18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264b69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Liberation Serif" fo:font-size="10pt" officeooo:rsid="00126f44" officeooo:paragraph-rsid="00126f44" style:font-size-asian="10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/>
    </style:style>
    <style:style style:name="P21" style:family="paragraph" style:parent-style-name="Quotations">
      <style:paragraph-properties fo:margin-left="0cm" fo:margin-right="1cm" fo:text-align="justify" style:justify-single-word="false" fo:text-indent="0cm" style:auto-text-indent="false"/>
    </style:style>
    <style:style style:name="P22" style:family="paragraph" style:parent-style-name="Quotations">
      <style:paragraph-properties fo:margin-left="0cm" fo:margin-right="1cm" fo:text-align="justify" style:justify-single-word="false" fo:text-indent="0cm" style:auto-text-indent="false"/>
      <style:text-properties officeooo:paragraph-rsid="0014d7c3"/>
    </style:style>
    <style:style style:name="P23" style:family="paragraph" style:parent-style-name="Quotations">
      <style:paragraph-properties fo:margin-left="0cm" fo:margin-right="1cm" fo:text-align="justify" style:justify-single-word="false" fo:text-indent="0cm" style:auto-text-indent="false"/>
      <style:text-properties officeooo:rsid="00126f44" officeooo:paragraph-rsid="00126f44"/>
    </style:style>
    <style:style style:name="P24" style:family="paragraph" style:parent-style-name="Quotations">
      <style:paragraph-properties fo:margin-left="0cm" fo:margin-right="1cm" fo:text-align="justify" style:justify-single-word="false" fo:text-indent="0cm" style:auto-text-indent="false"/>
      <style:text-properties officeooo:rsid="0014d7c3" officeooo:paragraph-rsid="0014d7c3"/>
    </style:style>
    <style:style style:name="P25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40432" officeooo:paragraph-rsid="001ccc72"/>
    </style:style>
    <style:style style:name="P26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4d7c3" officeooo:paragraph-rsid="0014d7c3"/>
    </style:style>
    <style:style style:name="P27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4d7c3" officeooo:paragraph-rsid="00264b69"/>
    </style:style>
    <style:style style:name="P28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7a826" officeooo:paragraph-rsid="0014d7c3"/>
    </style:style>
    <style:style style:name="P29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ccc72" officeooo:paragraph-rsid="001ccc72"/>
    </style:style>
    <style:style style:name="P30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paragraph-rsid="0014d7c3"/>
    </style:style>
    <style:style style:name="P31" style:family="paragraph" style:parent-style-name="Preformatted_20_Text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ccc72" officeooo:paragraph-rsid="001ccc72"/>
    </style:style>
    <style:style style:name="P32" style:family="paragraph" style:parent-style-name="Heading">
      <style:paragraph-properties fo:text-align="center" style:justify-single-word="false"/>
    </style:style>
    <style:style style:name="P33" style:family="paragraph" style:parent-style-name="Preformatted_20_Text">
      <style:text-properties officeooo:paragraph-rsid="001ccc72"/>
    </style:style>
    <style:style style:name="P34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26f44" officeooo:paragraph-rsid="00126f44"/>
    </style:style>
    <style:style style:name="T1" style:family="text">
      <style:text-properties officeooo:rsid="00126f44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126f44" style:font-size-asian="20pt" style:font-weight-asian="bold" style:font-size-complex="20pt" style:font-weight-complex="bold"/>
    </style:style>
    <style:style style:name="T4" style:family="text">
      <style:text-properties officeooo:rsid="0014d7c3"/>
    </style:style>
    <style:style style:name="T5" style:family="text">
      <style:text-properties officeooo:rsid="001a8731"/>
    </style:style>
    <style:style style:name="T6" style:family="text">
      <style:text-properties officeooo:rsid="001b5680"/>
    </style:style>
    <style:style style:name="T7" style:family="text">
      <style:text-properties officeooo:rsid="001ccc72"/>
    </style:style>
    <style:style style:name="T8" style:family="text">
      <style:text-properties fo:color="#7f0055" fo:font-weight="bold" style:font-weight-asian="bold"/>
    </style:style>
    <style:style style:name="T9" style:family="text">
      <style:text-properties fo:color="#7f0055" fo:font-size="10pt" fo:font-weight="bold" style:font-size-asian="10pt" style:font-weight-asian="bold"/>
    </style:style>
    <style:style style:name="T10" style:family="text">
      <style:text-properties fo:color="#000000"/>
    </style:style>
    <style:style style:name="T11" style:family="text">
      <style:text-properties fo:color="#000000" fo:font-size="10pt" style:font-size-asian="10pt"/>
    </style:style>
    <style:style style:name="T12" style:family="text">
      <style:text-properties officeooo:rsid="002033e8"/>
    </style:style>
    <style:style style:name="T13" style:family="text">
      <style:text-properties officeooo:rsid="00264b69"/>
    </style:style>
    <style:style style:name="T14" style:family="text">
      <style:text-properties fo:font-weight="bold" officeooo:rsid="00264b6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2">TP </text:span><text:span text:style-name="T3">Hadoop programming</text:span></text:p>
      <text:p text:style-name="P2">Daniel Hagimont</text:p>
      <text:p text:style-name="P2"><text:span text:style-name="T1">h</text:span>agimont@enseeiht.fr</text:p>
      <text:p text:style-name="P1"/>
      <text:p text:style-name="P4">The goal of this labwork is to program an application with Hadoop.</text:p>
      <text:h text:style-name="Heading_20_1" text:outline-level="1">1. Installation</text:h>
      <text:p text:style-name="P16">- <text:span text:style-name="T12">FYI, I made it on my laptop with JDK-8 and Hadoop 2.7.1</text:span></text:p>
      <text:p text:style-name="P16"/>
      <text:p text:style-name="P17">- pre-requisite</text:p>
      <text:p text:style-name="P7"><text:tab/>- <text:span text:style-name="T1">you should have Java installed and the JAVA_HOME variable defined</text:span></text:p>
      <text:p text:style-name="P11"><text:tab/>- you should have your ssh keys configured to allow ssh to localhost</text:p>
      <text:p text:style-name="P7">- <text:span text:style-name="T1">install Hadoop</text:span></text:p>
      <text:p text:style-name="P8"><text:tab/>- <text:span text:style-name="T1">untar the hadoop-2.7.1.tar.gz archive</text:span></text:p>
      <text:p text:style-name="P9"><text:tab/>- define environment variables </text:p>
      <text:p text:style-name="P10"><text:tab/><text:tab/>export HADOOP_HOME=&lt;path&gt;/hadoop-2.7.1 </text:p>
      <text:p text:style-name="P9"><text:tab/><text:tab/>export PATH=$HADOOP_HOME/bin:$HADOOP_HOME/sbin:$PATH</text:p>
      <text:p text:style-name="P25">- <text:span text:style-name="T7">t</text:span>o execute <text:span text:style-name="T7">Hadoop </text:span>in local mode, <text:span text:style-name="T7">you have to configure the following files</text:span></text:p>
      <text:p text:style-name="P29"><text:tab/><text:tab/>- <text:span text:style-name="T1">&lt;hadoop-home&gt;/</text:span>etc/hadoop/core-site.xml:</text:p>
      <text:p text:style-name="P31"><text:tab/><text:tab/><text:tab/>&lt;configuration&gt;</text:p>
      <text:p text:style-name="P33"><text:s text:c="4"/><text:tab/><text:tab/><text:tab/><text:tab/>&lt;property&gt;</text:p>
      <text:p text:style-name="P33"><text:s text:c="7"/><text:tab/><text:tab/><text:tab/><text:tab/> <text:tab/>&lt;name&gt;fs.defaultFS&lt;/name&gt;</text:p>
      <text:p text:style-name="P33"><text:s text:c="7"/><text:tab/><text:tab/><text:tab/><text:tab/> <text:tab/>&lt;value&gt;hdfs://localhost:9000&lt;/value&gt;</text:p>
      <text:p text:style-name="P33"><text:s text:c="4"/><text:tab/><text:tab/><text:tab/><text:tab/>&lt;/property&gt;</text:p>
      <text:p text:style-name="P3"><text:tab/><text:tab/><text:tab/>&lt;/configuration&gt;</text:p>
      <text:p text:style-name="P3"><text:tab/><text:tab/><text:span text:style-name="T7">- &lt;hadoop-home&gt;/etc/hadoop</text:span>/hdfs-site.xml:</text:p>
      <text:p text:style-name="P3"><text:tab/><text:tab/><text:tab/>&lt;configuration&gt;</text:p>
      <text:p text:style-name="P3"><text:s text:c="3"/><text:tab/><text:tab/><text:tab/><text:tab/> &lt;property&gt;</text:p>
      <text:p text:style-name="P3"><text:s text:c="8"/><text:tab/><text:tab/><text:tab/><text:tab/><text:tab/>&lt;name&gt;dfs.replication&lt;/name&gt;</text:p>
      <text:p text:style-name="P3"><text:s text:c="8"/><text:tab/><text:tab/><text:tab/><text:tab/><text:tab/>&lt;value&gt;1&lt;/value&gt;</text:p>
      <text:p text:style-name="P3"><text:s text:c="4"/><text:tab/><text:tab/><text:tab/><text:tab/>&lt;/property&gt;</text:p>
      <text:p text:style-name="P3"><text:tab/><text:tab/><text:tab/>&lt;/configuration&gt;</text:p>
      <text:p text:style-name="P3"><text:tab/><text:tab/>-<text:span text:style-name="T7"> &lt;hadoop-home&gt;/etc/hadoop</text:span>/<text:span text:style-name="T7">hadoop-env.sh</text:span>:</text:p>
      <text:p text:style-name="P3"><text:tab/><text:tab/><text:tab/><text:span text:style-name="T7">hardcode the JAVA_HOME variable</text:span></text:p>
      <text:p text:style-name="P18">- <text:span text:style-name="T1">you can use eclipse to develop applications, </text:span><text:span text:style-name="T13">create a Java project</text:span></text:p>
      <text:p text:style-name="P18"><text:tab/>- <text:span text:style-name="T1">you have to add the following jars in your eclipse projet</text:span></text:p>
      <text:p text:style-name="P18"><text:tab/> <text:s text:c="4"/>- <text:span text:style-name="T1">&lt;hadoop-home&gt;/share/hadoop/common/hadoop-common-2.7.1.jar</text:span></text:p>
      <text:p text:style-name="P18"><text:tab/> <text:s text:c="4"/>- <text:span text:style-name="T1">&lt;hadoop-home&gt;/share/hadoop/mapreduce/hadoop-mapreduce-client-common-2.7.1.jar</text:span></text:p>
      <text:p text:style-name="P12"><text:tab/> <text:s text:c="4"/>- <text:span text:style-name="T1">&lt;hadoop-home&gt;/share/hadoop/mapreduce/hadoop-mapreduce-client-core-2.7.1.jar</text:span></text:p>
      <text:p text:style-name="P8"><text:line-break/></text:p>
      <text:h text:style-name="P6" text:outline-level="2">2. <text:span text:style-name="T1">Test the wordCount application</text:span></text:h>
      <text:p text:style-name="P23">Here is the code of the WordCount application :</text:p>
      <text:p text:style-name="P19"><text:span text:style-name="T8">import</text:span><text:span text:style-name="T10"> java.io.IOException;</text:span></text:p>
      <text:p text:style-name="P20"><text:span text:style-name="T9">import</text:span><text:span text:style-name="T11"> java.util.StringTokenizer;</text:span></text:p>
      <text:p text:style-name="P20"><text:span text:style-name="T9">import</text:span><text:span text:style-name="T11"> org.apache.hadoop.conf.Configuration;</text:span></text:p>
      <text:p text:style-name="P20"><text:span text:style-name="T9">import</text:span><text:span text:style-name="T11"> org.apache.hadoop.fs.Path;</text:span></text:p>
      <text:p text:style-name="P20"><text:span text:style-name="T9">import</text:span><text:span text:style-name="T11"> org.apache.hadoop.io.IntWritable;</text:span></text:p>
      <text:p text:style-name="P20"><text:span text:style-name="T9">import</text:span><text:span text:style-name="T11"> org.apache.hadoop.io.Text;</text:span></text:p>
      <text:p text:style-name="P20"><text:span text:style-name="T9">import</text:span><text:span text:style-name="T11"> org.apache.hadoop.mapreduce.Job;</text:span></text:p>
      <text:p text:style-name="P20"><text:span text:style-name="T9">import</text:span><text:span text:style-name="T11"> org.apache.hadoop.mapreduce.Mapper;</text:span></text:p>
      <text:p text:style-name="P20"><text:span text:style-name="T9">import</text:span><text:span text:style-name="T11"> org.apache.hadoop.mapreduce.Reducer;</text:span></text:p>
      <text:p text:style-name="P20"><text:span text:style-name="T9">import</text:span><text:span text:style-name="T11"> org.apache.hadoop.mapreduce.lib.input.FileInputFormat;</text:span></text:p>
      <text:p text:style-name="P20"><text:span text:style-name="T9">import</text:span><text:span text:style-name="T11"> org.apache.hadoop.mapreduce.lib.output.FileOutputFormat;</text:span></text:p>
      <text:p text:style-name="P13"/>
      <text:p text:style-name="P13">public class WordCount { </text:p>
      <text:p text:style-name="P13"/>
      <text:p text:style-name="P13"><text:tab/>public static class TokenizerMapper extends Mapper&lt;Object, Text, Text, IntWritable&gt;{ </text:p>
      <text:p text:style-name="P13"><text:s text:c="4"/><text:tab/><text:tab/>private final static IntWritable one = new IntWritable(1); </text:p>
      <text:p text:style-name="P13"><text:s text:c="4"/><text:tab/><text:tab/>private Text word = new Text(); </text:p>
      <text:p text:style-name="P13"><text:s/><text:tab/><text:tab/>public void map(Object key, Text value, Context context ) </text:p>
      <text:p text:style-name="P13"><text:tab/><text:tab/><text:tab/>throws IOException, InterruptedException { </text:p>
      <text:p text:style-name="P13"><text:s text:c="6"/><text:tab/><text:tab/><text:tab/>StringTokenizer itr = new StringTokenizer(value.toString()); </text:p>
      <text:p text:style-name="P13"><text:s text:c="6"/><text:tab/><text:tab/><text:tab/>while (itr.hasMoreTokens()) { </text:p>
      <text:p text:style-name="P13"><text:s text:c="8"/><text:tab/><text:tab/><text:tab/><text:tab/>word.set(itr.nextToken()); </text:p>
      <text:p text:style-name="P13"><text:s text:c="8"/><text:tab/><text:tab/><text:tab/><text:tab/>context.write(word, one); </text:p>
      <text:p text:style-name="P13"><text:s text:c="6"/><text:tab/><text:tab/><text:tab/>} </text:p>
      <text:p text:style-name="P13"><text:s text:c="4"/><text:tab/><text:tab/>} </text:p>
      <text:p text:style-name="P13"><text:s text:c="2"/><text:tab/>} </text:p>
      <text:p text:style-name="P13"><text:s text:c="2"/><text:tab/>public static class IntSumReducer extends Reducer&lt;Text,IntWritable,Text,IntWritable&gt; { </text:p>
      <text:p text:style-name="P13"><text:s text:c="4"/><text:tab/><text:tab/>private IntWritable result = new IntWritable(); </text:p>
      <text:p text:style-name="P13"/>
      <text:p text:style-name="P14"><text:s text:c="4"/><text:tab/><text:tab/>public void reduce(Text key, Iterable&lt;IntWritable&gt; values, Context context ) </text:p>
      <text:p text:style-name="P14"><text:tab/><text:tab/><text:tab/>throws IOException, InterruptedException { </text:p>
      <text:p text:style-name="P13"><text:s text:c="6"/><text:tab/><text:tab/><text:tab/>int sum = 0; </text:p>
      <text:p text:style-name="P13"><text:s text:c="6"/><text:tab/><text:tab/><text:tab/>for (IntWritable val : values) { </text:p>
      <text:p text:style-name="P13"><text:s text:c="8"/><text:tab/><text:tab/><text:tab/><text:tab/>sum += val.get(); </text:p>
      <text:p text:style-name="P13"><text:s text:c="6"/><text:tab/><text:tab/><text:tab/>} </text:p>
      <text:p text:style-name="P13"><text:s text:c="6"/><text:tab/><text:tab/><text:tab/>result.set(sum); </text:p>
      <text:p text:style-name="P13"><text:s text:c="6"/><text:tab/><text:tab/><text:tab/>context.write(key, result); </text:p>
      <text:p text:style-name="P13"><text:s text:c="4"/><text:tab/><text:tab/>} </text:p>
      <text:p text:style-name="P13"><text:s text:c="2"/><text:tab/>} </text:p>
      <text:p text:style-name="P13"><text:s text:c="2"/><text:tab/>public static void main(String[] args) throws Exception { </text:p>
      <text:p text:style-name="P13"><text:s text:c="4"/><text:tab/><text:tab/>Configuration conf = new Configuration(); </text:p>
      <text:p text:style-name="P13"><text:s text:c="4"/><text:tab/><text:tab/>Job job = Job.getInstance(conf, "word count"); </text:p>
      <text:p text:style-name="P13"><text:s text:c="4"/><text:tab/><text:tab/>job.setJarByClass(WordCount.class); </text:p>
      <text:p text:style-name="P13"><text:s text:c="4"/><text:tab/><text:tab/>job.setMapperClass(TokenizerMapper.class); </text:p>
      <text:p text:style-name="P13"><text:s text:c="4"/><text:tab/><text:tab/>job.setCombinerClass(IntSumReducer.class); </text:p>
      <text:p text:style-name="P13"><text:s text:c="4"/><text:tab/><text:tab/>job.setReducerClass(IntSumReducer.class); </text:p>
      <text:p text:style-name="P13"><text:s text:c="4"/><text:tab/><text:tab/>job.setOutputKeyClass(Text.class); </text:p>
      <text:p text:style-name="P13"><text:s text:c="4"/><text:tab/><text:tab/>job.setOutputValueClass(IntWritable.class); </text:p>
      <text:p text:style-name="P13"><text:s text:c="4"/><text:tab/><text:tab/>FileInputFormat.addInputPath(job, new Path(args[0])); </text:p>
      <text:p text:style-name="P13"><text:s text:c="4"/><text:tab/><text:tab/>FileOutputFormat.setOutputPath(job, new Path(args[1])); </text:p>
      <text:p text:style-name="P13"><text:s text:c="4"/><text:tab/><text:tab/>long t1 = System.currentTimeMillis(); </text:p>
      <text:p text:style-name="P13"><text:s text:c="4"/><text:tab/><text:tab/>int res = job.waitForCompletion(true) ? 0 : 1; </text:p>
      <text:p text:style-name="P13"><text:s text:c="4"/><text:tab/><text:tab/>long t2 = System.currentTimeMillis(); </text:p>
      <text:p text:style-name="P13"><text:s text:c="4"/><text:tab/><text:tab/>System.out.println("time in ms ="+(t2-t1)); </text:p>
      <text:p text:style-name="P13"><text:s text:c="4"/><text:tab/><text:tab/>System.exit(res); </text:p>
      <text:p text:style-name="P15"><text:s text:c="2"/><text:tab/>} </text:p>
      <text:p text:style-name="P15">}</text:p>
      <text:p text:style-name="P27"><text:soft-page-break/><text:span text:style-name="T13">Here is how you can test it, assuming that you have a package </text:span><text:span text:style-name="T14">foo</text:span><text:span text:style-name="T13"> in your project </text:span><text:span text:style-name="T14">hadoop</text:span><text:span text:style-name="T13">.</text:span></text:p>
      <text:p text:style-name="P27"><text:tab/></text:p>
      <text:p text:style-name="P27"><text:tab/>hdfs namenode -format </text:p>
      <text:p text:style-name="P26"><text:tab/>start-dfs.sh </text:p>
      <text:p text:style-name="P26"><text:tab/>jps </text:p>
      <text:p text:style-name="P26"><text:tab/>hdfs dfs -mkdir /input </text:p>
      <text:p text:style-name="P26"><text:tab/>hdfs dfs -put filesample.txt /input </text:p>
      <text:p text:style-name="P30"><text:span text:style-name="T4"><text:tab/>jar cf wc.jar -</text:span><text:span text:style-name="T13">C ~/eclipse-workspace/hadoop/bin foo</text:span></text:p>
      <text:p text:style-name="P26"><text:tab/>hadoop jar wc.jar <text:span text:style-name="T13">foo.</text:span>WordCount /input /output </text:p>
      <text:p text:style-name="P26"><text:tab/>hdfs dfs -cat /output/* </text:p>
      <text:p text:style-name="P26"><text:tab/>stop-dfs.sh</text:p>
      <text:p text:style-name="P26"/>
      <text:p text:style-name="P26">You can test it with any text file.</text:p>
      <text:p text:style-name="P21"/>
      <text:h text:style-name="P5" text:outline-level="2">3. <text:span text:style-name="T4">Treatment of meteorology data</text:span></text:h>
      <text:p text:style-name="P24">You are given a file containing meterological data about <text:span text:style-name="T5">cities all over the</text:span> planet. You have to implement two map-reduce jobs that :</text:p>
      <text:p text:style-name="P26">- compute the maximum temperature for each year</text:p>
      <text:p text:style-name="P26">- compute the number of months which had a temperature higher tha<text:span text:style-name="T6">n</text:span> a give<text:span text:style-name="T5">n</text:span> value (a parameter).</text:p>
      <text:p text:style-name="P26">- the format of a line in the file is : day : month : year : temperature : <text:span text:style-name="T5">city</text:span></text:p>
      <text:p text:style-name="P28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Titel" style:display-name="Standard~LT~Titel" style:family="paragraph" style:default-outline-level="">
      <style:paragraph-properties fo:margin-left="1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Untertitel" style:display-name="Standard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1" style:display-name="Plan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2" style:display-name="Plan 2" style:family="paragraph" style:parent-style-name="Plan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Plan_20_3" style:display-name="Plan 3" style:family="paragraph" style:parent-style-name="Plan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1" style:display-name="Titre1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40pt" fo:font-style="normal" fo:text-shadow="none" style:text-underline-style="none" fo:font-weight="normal" style:font-name-asian="Tahoma1" style:font-family-asian="Tahoma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Untertitel" style:display-name="Titre1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gimont </meta:initial-creator>
    <meta:creation-date>2014-08-31T14:46:20</meta:creation-date>
    <dc:date>2021-10-25T17:33:01.455707680</dc:date>
    <meta:editing-duration>PT2H18M8S</meta:editing-duration>
    <meta:editing-cycles>32</meta:editing-cycles>
    <meta:generator>LibreOffice/6.4.7.2$Linux_X86_64 LibreOffice_project/40$Build-2</meta:generator>
    <meta:document-statistic meta:table-count="0" meta:image-count="0" meta:object-count="0" meta:page-count="3" meta:paragraph-count="110" meta:word-count="460" meta:character-count="4493" meta:non-whitespace-character-count="3688"/>
  </office:meta>
</office:document-meta>
</file>